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5" draw:layer="layout" svg:width="5.715cm" svg:height="1.905cm" svg:x="9.255cm" svg:y="1.635cm">
          <text:p text:style-name="P1">Transi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5.715cm" svg:height="2.54cm" svg:x="1cm" svg:y="4.175cm">
          <text:p text:style-name="P1">Concentr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5.08cm" svg:height="2.54cm" svg:x="1cm" svg:y="7.985cm">
          <text:p text:style-name="P1">Stra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5.715cm" svg:height="2.54cm" svg:x="9.255cm" svg:y="4.175cm">
          <text:p text:style-name="P1">Simulation 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4.445cm" svg:height="2.54cm" svg:x="18.78cm" svg:y="4.175cm">
          <text:p text:style-name="P1">Sim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6.715cm" svg:y1="5.445cm" svg:x2="9.255cm" svg:y2="5.445cm" draw:start-shape="id1" draw:start-glue-point="1" draw:end-shape="id2" draw:end-glue-point="3" svg:d="m6715 5445h2540">
          <text:p/>
        </draw:connector>
        <draw:connector draw:style-name="gr2" draw:text-style-name="P1" draw:layer="layout" svg:x1="6.08cm" svg:y1="9.255cm" svg:x2="12.112cm" svg:y2="6.715cm" draw:start-shape="id3" draw:start-glue-point="1" draw:end-shape="id2" draw:end-glue-point="2" svg:d="m6080 9255h6032v-2540">
          <text:p/>
        </draw:connector>
        <draw:connector draw:style-name="gr2" draw:text-style-name="P1" draw:layer="layout" svg:x1="14.97cm" svg:y1="5.445cm" svg:x2="18.78cm" svg:y2="5.445cm" draw:start-shape="id2" draw:start-glue-point="1" draw:end-shape="id4" draw:end-glue-point="3" svg:d="m14970 5445h3810">
          <text:p/>
        </draw:connector>
        <draw:connector draw:style-name="gr2" draw:text-style-name="P1" draw:layer="layout" svg:x1="14.97cm" svg:y1="2.587cm" svg:x2="21.002cm" svg:y2="4.175cm" draw:start-shape="id5" draw:start-glue-point="1" draw:end-shape="id4" draw:end-glue-point="0" svg:d="m14970 2587h6032v15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 Burnett</meta:initial-creator>
    <meta:creation-date>2010-06-17T20:32:57</meta:creation-date>
    <dc:date>2010-06-17T20:38:07</dc:date>
    <dc:creator>Mark Burnett</dc:creator>
    <meta:editing-duration>PT00H05M10S</meta:editing-duration>
    <meta:editing-cycles>1</meta:editing-cycles>
    <meta:document-statistic meta:object-count="9"/>
    <meta:generator>OpenOffice.org/3.2$Unix OpenOffice.org_project/320m12$Build-9483</meta:generator>
  </office:meta>
</office:document-meta>
</file>